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4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0de76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18de8a" officeooo:paragraph-rsid="0018de8a" style:text-blinking="false" fo:background-color="transparent" style:font-size-asian="11pt" style:font-size-complex="11pt"/>
    </style:style>
    <style:style style:name="P1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2b86d" officeooo:paragraph-rsid="0026eebd" style:text-blinking="false" fo:background-color="transparent" style:font-size-asian="11pt" style:font-size-complex="11pt"/>
    </style:style>
    <style:style style:name="P12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48363" officeooo:paragraph-rsid="0024836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officeooo:paragraph-rsid="00281c5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26eebd" style:text-blinking="false" fo:background-color="transparent" style:font-size-asian="11pt" style:font-size-complex="11pt"/>
    </style:style>
    <style:style style:name="P15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2b86d" style:text-blinking="false" fo:background-color="transparent" style:font-size-asian="11pt" style:font-size-complex="11pt"/>
    </style:style>
    <style:style style:name="P1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transparent" style:font-size-asian="11pt" style:font-size-complex="11pt"/>
    </style:style>
    <style:style style:name="P1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1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bacdc" style:text-blinking="false" fo:background-color="transparent" style:font-size-asian="11pt" style:font-size-complex="11pt"/>
    </style:style>
    <style:style style:name="P19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0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1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2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2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2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25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26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#ffff00" style:font-size-asian="11pt" style:font-size-complex="11pt"/>
    </style:style>
    <style:style style:name="P27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28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bacdc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4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9" style:family="text">
      <style:text-properties fo:font-variant="normal" fo:text-transform="none" fo:color="#000000" style:text-line-through-style="none" style:text-line-through-type="none" style:font-name="NugSoth" fo:font-size="11pt" fo:font-style="normal" style:text-underline-style="none" fo:font-weight="bold" officeooo:rsid="002a06b0" style:text-blinking="false" fo:background-color="transparent" loext:char-shading-value="0" style:font-size-asian="11pt" style:font-size-complex="11pt"/>
    </style:style>
    <style:style style:name="T10" style:family="text">
      <style:text-properties officeooo:rsid="0022b86d"/>
    </style:style>
    <style:style style:name="T11" style:family="text">
      <style:text-properties officeooo:rsid="00248363"/>
    </style:style>
    <style:style style:name="T12" style:family="text">
      <style:text-properties officeooo:rsid="002bacd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bookmark text:name="docs-internal-guid-874089c3-7fff-b4f2-d4a4-fb9a77642bbb"/><text:span text:style-name="T8">Shadow Stalker</text:span><text:span text:style-name="T7"> </text:span></text:p>
      <text:p text:style-name="P28"><text:span text:style-name="T9">SHADOW STALKER</text:span></text:p>
      <text:p text:style-name="P1"/>
      <text:p text:style-name="P7"><text:span text:style-name="T4">B</text:span><text:span text:style-name="T3">ugs</text:span></text:p>
      <text:p text:style-name="P8"/>
      <text:list xml:id="list2668835113" text:style-name="L1">
        <text:list-item>
          <text:p text:style-name="P12">Player spawning on start menu</text:p>
        </text:list-item>
        <text:list-item>
          <text:p text:style-name="P13">canMove will not switch to false due to being a part of Duck() keeping it constantly true</text:p>
        </text:list-item>
      </text:list>
      <text:p text:style-name="P5"/>
      <text:p text:style-name="P6"><text:span text:style-name="T1">T</text:span><text:span text:style-name="T2">o Do</text:span></text:p>
      <text:p text:style-name="P2"/>
      <text:list xml:id="list2256708986" text:style-name="L2">
        <text:list-item>
          <text:p text:style-name="P14">Pages for Necronomicon</text:p>
        </text:list-item>
        <text:list-item>
          <text:p text:style-name="P15">Load / Save</text:p>
        </text:list-item>
        <text:list-item>
          <text:p text:style-name="P16">Level load times.</text:p>
        </text:list-item>
        <text:list-item>
          <text:p text:style-name="P18"><text:span text:style-name="T10">Level transition animatio</text:span><text:span text:style-name="T12">n</text:span></text:p>
        </text:list-item>
        <text:list-item>
          <text:p text:style-name="P24">Shader for crystals</text:p>
        </text:list-item>
        <text:list-item>
          <text:p text:style-name="P17">Player dying <text:span text:style-name="T11">and reloading (save point?)</text:span></text:p>
        </text:list-item>
        <text:list-item>
          <text:p text:style-name="P22">Additional play animations (waking up at start of game)</text:p>
        </text:list-item>
        <text:list-item>
          <text:p text:style-name="P22">Madness effects (chromatic aberration), <text:span text:style-name="T10">illusions, </text:span><text:span text:style-name="T11">sounds of whispering</text:span></text:p>
        </text:list-item>
        <text:list-item>
          <text:p text:style-name="P24">Lift being at the bottom if the player enters from the town. </text:p>
        </text:list-item>
        <text:list-item>
          <text:p text:style-name="P22">Weather</text:p>
        </text:list-item>
        <text:list-item>
          <text:p text:style-name="P9">Player lantern animation</text:p>
        </text:list-item>
        <text:list-item>
          <text:p text:style-name="P9">Keys (relics) to unlock doors/start platforms/solve puzzles</text:p>
        </text:list-item>
        <text:list-item>
          <text:p text:style-name="P9">Key out of the level in the barn the player first sees when entering the town.</text:p>
        </text:list-item>
        <text:list-item>
          <text:p text:style-name="P17">Multi-level puzzles</text:p>
        </text:list-item>
        <text:list-item>
          <text:p text:style-name="P17">Flashlight on/off</text:p>
        </text:list-item>
        <text:list-item>
          <text:p text:style-name="P10">Lantern on/off</text:p>
        </text:list-item>
        <text:list-item>
          <text:p text:style-name="P17">Church holds the sun relic. This is the goal for the player and ends the game when obtained. It requires 5 pieces 6 with the inner circle?</text:p>
        </text:list-item>
        <text:list-item>
          <text:p text:style-name="P17">Player able to switch between no light, flashlight, and lantern. Lantern for short range. Flashlight for long range</text:p>
        </text:list-item>
        <text:list-item>
          <text:p text:style-name="P17">Glimpses of the “monsters”</text:p>
        </text:list-item>
        <text:list-item>
          <text:p text:style-name="P23">Player death (random times<text:span text:style-name="T12">)</text:span></text:p>
        </text:list-item>
        <text:list-item>
          <text:p text:style-name="P11">Moving platforms</text:p>
        </text:list-item>
        <text:list-item>
          <text:p text:style-name="P16">Conveyors</text:p>
        </text:list-item>
        <text:list-item>
          <text:p text:style-name="P26">Flickering light</text:p>
        </text:list-item>
      </text:list>
      <text:p text:style-name="P1"/>
      <text:p text:style-name="P4">HUD</text:p>
      <text:list xml:id="list204288921" text:style-name="L3">
        <text:list-item>
          <text:p text:style-name="P19">In the pause menu?</text:p>
        </text:list-item>
        <text:list-item>
          <text:p text:style-name="P19"><text:soft-page-break/>Battery power indicator for flashlight</text:p>
        </text:list-item>
        <text:list-item>
          <text:p text:style-name="P19">Candle indicator for lantern</text:p>
        </text:list-item>
        <text:list-item>
          <text:p text:style-name="P19">Keys/relics the player has</text:p>
        </text:list-item>
      </text:list>
      <text:p text:style-name="P1"/>
      <text:p text:style-name="P4">Levels</text:p>
      <text:list xml:id="list2640569603" text:style-name="L4">
        <text:list-item>
          <text:p text:style-name="P20">Town</text:p>
        </text:list-item>
        <text:list-item>
          <text:p text:style-name="P20">Church (Sun relic)</text:p>
        </text:list-item>
        <text:list-item>
          <text:p text:style-name="P27"><text:span text:style-name="T5">Cave</text:span><text:span text:style-name="T6">s</text:span></text:p>
        </text:list-item>
        <text:list-item>
          <text:p text:style-name="P20">Mountain (snow)</text:p>
        </text:list-item>
        <text:list-item>
          <text:p text:style-name="P20">Forest (with sporadic cabins)</text:p>
        </text:list-item>
        <text:list-item>
          <text:p text:style-name="P20">Bell tower</text:p>
        </text:list-item>
        <text:list-item>
          <text:p text:style-name="P20">Graveyard/mausoleum</text:p>
        </text:list-item>
        <text:list-item>
          <text:p text:style-name="P20">Swamp</text:p>
        </text:list-item>
        <text:list-item>
          <text:p text:style-name="P20">Bridge </text:p>
        </text:list-item>
      </text:list>
      <text:p text:style-name="P1"/>
      <text:p text:style-name="P4">Puzzles/Level Design</text:p>
      <text:list xml:id="list3736700541" text:style-name="L5">
        <text:list-item>
          <text:p text:style-name="P21">Collect scrolls to unlock Sun key piece</text:p>
        </text:list-item>
        <text:list-item>
          <text:p text:style-name="P21">Find a lever that opens the cave<text:span text:style-name="T12">s</text:span></text:p>
        </text:list-item>
        <text:list-item>
          <text:p text:style-name="P25">Church door locked by sun shards and the inside to have the puzzle for the Necronomicon scrolls?</text:p>
        </text:list-item>
      </text:list>
      <text:p text:style-name="P1"/>
      <text:p text:style-name="P4">Narrative</text:p>
      <text:p text:style-name="P1"/>
      <text:p text:style-name="P3">We became the cogs in our own meat grinder.</text:p>
      <text:p text:style-name="P1"/>
      <text:p text:style-name="P3">...they come for us through the darkness...never the light...</text:p>
      <text:p text:style-name="P3">...light! More light!</text:p>
      <text:p text:style-name="P3">...we have come to call them shadow stalkers...</text:p>
      <text:p text:style-name="P3">...the absence of light draws them out...</text:p>
      <text:p text:style-name="P3">...cursed...will the darkness ever end?</text:p>
      <text:p text:style-name="P3">...whatever god or beast we angered...we have paid for it...</text:p>
      <text:p text:style-name="P3">...may the sun, willingly, come and guide us from this fate.</text:p>
      <text:p text:style-name="P3">...we spotted a wrecked ship. Hopes are someone survived and can save us.</text:p>
      <text:p text:style-name="P3">...our records will surpass our lives...and tell the story of a horrible fate.</text:p>
      <text:p text:style-name="P3">...</text:p>
      <text:p text:style-name="P1"/>
      <text:p text:style-name="P3">Premise - Collect the fragments of the sun key to open the door to the sun relic that will end the game.</text:p>
      <text:p text:style-name="P1"><text:soft-page-break/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ugSoth" svg:font-family="NugSoth" style:font-pitch="fixed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6-11T21:05:51.478677261</dc:date>
    <meta:editing-duration>PT4H5M45S</meta:editing-duration>
    <meta:editing-cycles>14</meta:editing-cycles>
    <meta:generator>LibreOffice/6.4.3.2$Linux_X86_64 LibreOffice_project/40$Build-2</meta:generator>
    <meta:document-statistic meta:table-count="0" meta:image-count="0" meta:object-count="0" meta:page-count="3" meta:paragraph-count="66" meta:word-count="411" meta:character-count="2257" meta:non-whitespace-character-count="1948"/>
  </office:meta>
</office:document-meta>
</file>